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5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Информатика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История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Иностранный язык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Физическая культура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Основы химии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Инженерная графика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Цифровая схемотехника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Электротехника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Элементы высшей математики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Администрирование ОС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6">00.00.0000</text:date>, <text:time style:data-style-name="N2" text:time-value="19:48:39.5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1.2$Windows_x86 LibreOffice_project/7cbcfc562f6eb6708b5ff7d7397325de9e764452</meta:generator>
    <dc:date>2022-06-06T20:10:14.801000000</dc:date>
    <meta:editing-duration>PT21M53S</meta:editing-duration>
    <meta:editing-cycles>4</meta:editing-cycles>
    <meta:document-statistic meta:table-count="1" meta:cell-count="33" meta:object-count="0"/>
  </office:meta>
</office:document-meta>
</file>